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fo:language="it" fo:country="IT" officeooo:rsid="0011dd02" officeooo:paragraph-rsid="0011dd02"/>
    </style:style>
    <style:style style:name="P2" style:family="paragraph" style:parent-style-name="Text_20_body">
      <style:text-properties fo:language="it" fo:country="IT" officeooo:rsid="00144fe0" officeooo:paragraph-rsid="00144fe0"/>
    </style:style>
    <style:style style:name="P3" style:family="paragraph" style:parent-style-name="Text_20_body">
      <style:paragraph-properties fo:text-align="start" style:justify-single-word="false"/>
      <style:text-properties fo:language="it" fo:country="IT" officeooo:rsid="00112450" officeooo:paragraph-rsid="00112450"/>
    </style:style>
    <style:style style:name="P4" style:family="paragraph" style:parent-style-name="Title">
      <style:paragraph-properties fo:text-align="start" style:justify-single-word="false"/>
      <style:text-properties fo:language="it" fo:country="IT" officeooo:rsid="00112450" officeooo:paragraph-rsid="00112450"/>
    </style:style>
    <style:style style:name="P5" style:family="paragraph" style:parent-style-name="Text_20_body">
      <style:paragraph-properties fo:text-align="start" style:justify-single-word="false"/>
      <style:text-properties fo:language="it" fo:country="IT" officeooo:rsid="001291fe" officeooo:paragraph-rsid="001291fe"/>
    </style:style>
    <style:style style:name="P6" style:family="paragraph" style:parent-style-name="Text_20_body">
      <style:paragraph-properties fo:text-align="start" style:justify-single-word="false"/>
      <style:text-properties fo:language="it" fo:country="IT" officeooo:rsid="0013308b" officeooo:paragraph-rsid="0013308b"/>
    </style:style>
    <style:style style:name="P7" style:family="paragraph" style:parent-style-name="Text_20_body">
      <style:paragraph-properties fo:text-align="start" style:justify-single-word="false"/>
      <style:text-properties fo:language="it" fo:country="IT" officeooo:rsid="0013308b" officeooo:paragraph-rsid="0013308b" style:language-asian="zxx" style:country-asian="none" style:language-complex="zxx" style:country-complex="none"/>
    </style:style>
    <style:style style:name="P8" style:family="paragraph" style:parent-style-name="Text_20_body">
      <style:paragraph-properties fo:text-align="start" style:justify-single-word="false"/>
      <style:text-properties fo:language="it" fo:country="IT" officeooo:paragraph-rsid="001291fe"/>
    </style:style>
    <style:style style:name="P9" style:family="paragraph" style:parent-style-name="Text_20_body">
      <style:paragraph-properties fo:text-align="start" style:justify-single-word="false"/>
      <style:text-properties fo:language="it" fo:country="IT" officeooo:paragraph-rsid="0013cd07"/>
    </style:style>
    <style:style style:name="P10" style:family="paragraph" style:parent-style-name="Text_20_body">
      <style:paragraph-properties fo:text-align="start" style:justify-single-word="false"/>
      <style:text-properties officeooo:paragraph-rsid="001291fe"/>
    </style:style>
    <style:style style:name="P11" style:family="paragraph" style:parent-style-name="Text_20_body">
      <style:paragraph-properties fo:text-align="start" style:justify-single-word="false"/>
      <style:text-properties style:text-line-through-style="solid" style:text-line-through-type="single" fo:language="it" fo:country="IT" officeooo:rsid="0011dd02" officeooo:paragraph-rsid="0011dd02"/>
    </style:style>
    <style:style style:name="P12" style:family="paragraph" style:parent-style-name="Text_20_body">
      <style:paragraph-properties fo:text-align="start" style:justify-single-word="false"/>
      <style:text-properties style:text-line-through-style="none" style:text-line-through-type="none" fo:language="it" fo:country="IT" officeooo:rsid="0011dd02" officeooo:paragraph-rsid="0011dd02"/>
    </style:style>
    <style:style style:name="P13" style:family="paragraph" style:parent-style-name="Text_20_body">
      <style:paragraph-properties fo:text-align="start" style:justify-single-word="false"/>
      <style:text-properties style:text-line-through-style="none" style:text-line-through-type="none" fo:language="it" fo:country="IT" officeooo:rsid="001291fe" officeooo:paragraph-rsid="001291fe"/>
    </style:style>
    <style:style style:name="P14" style:family="paragraph" style:parent-style-name="Text_20_body">
      <style:paragraph-properties fo:text-align="start" style:justify-single-word="false"/>
      <style:text-properties fo:color="#c9211e" loext:opacity="100%" style:text-line-through-style="solid" style:text-line-through-type="single" fo:language="it" fo:country="IT" officeooo:rsid="0011dd02" officeooo:paragraph-rsid="0011dd02"/>
    </style:style>
    <style:style style:name="P15" style:family="paragraph" style:parent-style-name="Heading_20_1">
      <style:paragraph-properties fo:text-align="start" style:justify-single-word="false"/>
      <style:text-properties officeooo:rsid="00112450" officeooo:paragraph-rsid="00112450"/>
    </style:style>
    <style:style style:name="P16" style:family="paragraph" style:parent-style-name="Heading_20_1">
      <style:paragraph-properties fo:text-align="start" style:justify-single-word="false"/>
      <style:text-properties fo:language="it" fo:country="IT" officeooo:rsid="0011dd02" officeooo:paragraph-rsid="0011dd02"/>
    </style:style>
    <style:style style:name="P17" style:family="paragraph" style:parent-style-name="Heading_20_1">
      <style:text-properties fo:language="it" fo:country="IT" officeooo:rsid="00144fe0" officeooo:paragraph-rsid="00144fe0"/>
    </style:style>
    <style:style style:name="P18" style:family="paragraph" style:parent-style-name="Heading_20_1">
      <style:paragraph-properties fo:text-align="start" style:justify-single-word="false"/>
      <style:text-properties officeooo:rsid="001291fe" officeooo:paragraph-rsid="001291fe"/>
    </style:style>
    <style:style style:name="P19" style:family="paragraph" style:parent-style-name="Heading_20_4">
      <style:paragraph-properties fo:text-align="start" style:justify-single-word="false"/>
    </style:style>
    <style:style style:name="P20" style:family="paragraph" style:parent-style-name="Heading_20_4">
      <style:paragraph-properties fo:text-align="start" style:justify-single-word="false"/>
      <style:text-properties officeooo:paragraph-rsid="0013308b"/>
    </style:style>
    <style:style style:name="P21" style:family="paragraph" style:parent-style-name="Heading_20_4">
      <style:text-properties officeooo:rsid="0013cd07"/>
    </style:style>
    <style:style style:name="P22" style:family="paragraph" style:parent-style-name="Text_20_body" style:list-style-name="L1">
      <style:paragraph-properties fo:text-align="start" style:justify-single-word="false"/>
      <style:text-properties style:text-line-through-style="none" style:text-line-through-type="none" fo:language="it" fo:country="IT" officeooo:rsid="0011dd02" officeooo:paragraph-rsid="0011dd02"/>
    </style:style>
    <style:style style:name="P23" style:family="paragraph" style:parent-style-name="Text_20_body" style:list-style-name="L1">
      <style:paragraph-properties fo:text-align="start" style:justify-single-word="false"/>
      <style:text-properties style:text-line-through-style="none" style:text-line-through-type="none" fo:language="it" fo:country="IT" officeooo:rsid="001291fe" officeooo:paragraph-rsid="001291fe"/>
    </style:style>
    <style:style style:name="P24" style:family="paragraph" style:parent-style-name="Text_20_body">
      <style:paragraph-properties fo:text-align="start" style:justify-single-word="false"/>
      <style:text-properties fo:language="it" fo:country="IT" officeooo:rsid="001291fe" officeooo:paragraph-rsid="001291fe"/>
    </style:style>
    <style:style style:name="P25" style:family="paragraph" style:parent-style-name="Text_20_body">
      <style:paragraph-properties fo:text-align="start" style:justify-single-word="false"/>
      <style:text-properties fo:language="it" fo:country="IT" officeooo:rsid="0013308b" officeooo:paragraph-rsid="0013308b"/>
    </style:style>
    <style:style style:name="P26" style:family="paragraph" style:parent-style-name="Text_20_body">
      <style:paragraph-properties fo:text-align="start" style:justify-single-word="false"/>
      <style:text-properties fo:language="it" fo:country="IT" officeooo:rsid="0013cd07" officeooo:paragraph-rsid="0013cd07"/>
    </style:style>
    <style:style style:name="P27" style:family="paragraph" style:parent-style-name="Text_20_body">
      <style:text-properties fo:language="it" fo:country="IT" officeooo:rsid="00144fe0" officeooo:paragraph-rsid="00144fe0"/>
    </style:style>
    <style:style style:name="T1" style:family="text">
      <style:text-properties fo:language="it" fo:country="IT"/>
    </style:style>
    <style:style style:name="T2" style:family="text">
      <style:text-properties fo:language="it" fo:country="IT" officeooo:rsid="0013308b"/>
    </style:style>
    <style:style style:name="T3" style:family="text">
      <style:text-properties officeooo:rsid="001291fe"/>
    </style:style>
    <style:style style:name="T4" style:family="text">
      <style:text-properties officeooo:rsid="0013308b"/>
    </style:style>
    <style:style style:name="T5" style:family="text">
      <style:text-properties officeooo:rsid="0013cd07"/>
    </style:style>
    <style:style style:name="T6" style:family="text">
      <style:text-properties officeooo:rsid="00144f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poste di miglioramento </text:p>
      <text:h text:style-name="P15" text:outline-level="1"><text:span text:style-name="T1">Microservizi</text:span> </text:h>
      <text:p text:style-name="P3">Visualizzare ogni componente (sub folder in cui è scomposto il progetto) come un servizio.</text:p>
      <text:p text:style-name="P3">Chiarire il flusso e le dinamiche di comunicazione tra i servizi.</text:p>
      <text:p text:style-name="P3">Per ogni flusso bisogna capire “chi parla” e “che cosa dice”. A questo punto mappare le comunicazioni su di un protocollo di comunicazione quale http.</text:p>
      <text:p text:style-name="P3">L’idea è quella di disaccoppiare i vari componenti della piattaforma tramite più interfaccie API. Una volta realizzati dei serivizi che comunicano in maniera efficiente bisognerà containerizzarli ed orchestrare il tutto con un docker compose.<text:line-break/></text:p>
      <text:h text:style-name="P16" text:outline-level="1">Tesi</text:h>
      <text:p text:style-name="P1">A livello di trattazione di tesi si potrebbe fare un escursus su tutte le varie possibilità implementative in ottica MLOps.</text:p>
      <text:p text:style-name="P11">In particolare si evidenziano:</text:p>
      <text:p text:style-name="P14">0 – “from scratch”, ovvero l’implementazione partendo a zero che non sfrutta nessun tool ma costruisce tutto in maniera custom. </text:p>
      <text:p text:style-name="P14">1- “custom”, sfrutta alcuni tool disponibili sul mercato. L’integrazione di essi è manuale e alcuni componenti potrebbero essere realizzati from scratch.</text:p>
      <text:p text:style-name="P14">2- “soluzione integrata”, si appoggia a Kubeflow, la quale offre tutta una serie di tools e la loro relativa integraizone ma non esclude l’integrazione con parti custom e tool esterni.</text:p>
      <text:p text:style-name="P14">3- “Fully managed”, consiste nell’appoggiarsi completamente ad un cloud provider (vedi AWS) e adottare completamente le soluzioni cloud native offerte. </text:p>
      <text:p text:style-name="P12">La sovrastante classificazione è troppo complessa e rischia di essere inconsistente.</text:p>
      <text:p text:style-name="P12">Sostanzialmente le piattaforme MLOps si suddividono i due macro categorie:</text:p>
      <text:list xml:id="list3406583838" text:style-name="L1">
        <text:list-item>
          <text:p text:style-name="P22">Soluzioni custom: provedono l’integrazione manuale di tools differenti <text:span text:style-name="T3">in combinazione con la scrittura “from scratch” di nuove componenti software adite all’integrazione e/o a svolgere funzionalità specifiche. </text:span></text:p>
        </text:list-item>
        <text:list-item>
          <text:p text:style-name="P23">Soluzioni integrate, più o meno fully managed a seconda che siano open source o proprietarie (erogate da uno specifico cloud vendor). In generale offrono una componentistica end-to-end già integrata e a disposizione dell’utente.</text:p>
        </text:list-item>
      </text:list>
      <text:p text:style-name="P13"/>
      <text:h text:style-name="P18" text:outline-level="1"><text:soft-page-break/>Production </text:h>
      <text:p text:style-name="P5">In un’ottica di produzione risulta necessario e fondamentale adotare tutta una serie di considerazioni ed accortezze, proprie di quello che è l’ambiente di deployment, i costi e le esigenze associate. </text:p>
      <text:h text:style-name="P19" text:outline-level="4"><text:span text:style-name="T3">B</text:span>atch inference</text:h>
      <text:p text:style-name="P5">La pipeline dedita al batch inference girerà offline.</text:p>
      <text:p text:style-name="P5">Per questo motivo tenere un inference API sempre attiva <text:span text:style-name="T4">che performa le predicrtions </text:span>non ha senzo in quanto ha un costo.</text:p>
      <text:p text:style-name="P5">A livello di gestore di workflow bisognerà astrarre un controllo circa l’arrivo di nuovi dataset. All’arrivo di nuovi input <text:span text:style-name="T4">verrà schedulata la pipeline di prediction.</text:span></text:p>
      <text:p text:style-name="P6">In questo contesto, dove si assume che la modele di richieste siano contenute, usare Mlflow per tracciare le metriche è più che sufficiente. </text:p>
      <text:h text:style-name="P19" text:outline-level="4"><text:span text:style-name="T4">O</text:span>nline inference</text:h>
      <text:p text:style-name="P7">In un contesto di questo tipo sarà fondamentale avere un end point sempre attivo e veloce. In questo caso mantenre l’inference API sempre su è giustificato.</text:p>
      <text:p text:style-name="P6">L’end point deve essere costituito da un servizio in grado di scalare sulla base della richiesta.</text:p>
      <text:p text:style-name="P8"><text:span text:style-name="T4">S</text:span>u grande richiesta sereve un sistema diverso di gest<text:span text:style-name="T4">io</text:span>ne <text:span text:style-name="T4">delle </text:span>metriche. <text:span text:style-name="T4">Ecco che Mlflow non sarà più idoneo ma bisognerà valutare soluzioni come</text:span> influx db, ESC, Prometeus.</text:p>
      <text:p text:style-name="P8"><text:span text:style-name="T4">N</text:span>on <text:span text:style-name="T4">c’è la possibilità di </text:span>ottenre il modello aggiornato in tempo reale da<text:span text:style-name="T4">l</text:span> <text:span text:style-name="T4">model registry</text:span>. <text:span text:style-name="T4">Caso mai i</text:span>mport<text:span text:style-name="T4">erò</text:span> <text:span text:style-name="T4">l’ultima versione del modello </text:span>una volta sola nel<text:span text:style-name="T4">l’atto di tirare su </text:span>l'endpoint (magari ogni giorno riottengo il modello aggiornato).</text:p>
      <text:h text:style-name="P20" text:outline-level="4"><text:span text:style-name="T4">Ret</text:span>rain</text:h>
      <text:p text:style-name="P10"><text:span text:style-name="T2">A livello di tracking Mlflow si consiglia una </text:span><text:span text:style-name="T1">g</text:span><text:span text:style-name="T2">e</text:span><text:span text:style-name="T1">stione delle runs relativamente ai modelli.</text:span></text:p>
      <text:p text:style-name="P26">Se stiamo correntemente lavorando con 10 modelli, aditi ad assolvere predizioni di diversa natura, non possiamo mischiare le runs di train di 10 modelli differenti sotto lo stesso esperimento. Bensì ogni esperimento dovrà essere focalizzato su un solo modello di modo che si possano confrontare in maniera efficiente i parametri relativi alle annesse runs.</text:p>
      <text:h text:style-name="P21" text:outline-level="4">Deployment </text:h>
      <text:p text:style-name="P8"><text:span text:style-name="T5">C</text:span>onsiderazioni relative <text:span text:style-name="T5">ad </text:span>A/B testing, canary <text:span text:style-name="T5">deployment</text:span>, shadow <text:span text:style-name="T5">deployment.</text:span></text:p>
      <text:p text:style-name="P9"><text:span text:style-name="T5">I</text:span>n linea di massima <text:span text:style-name="T5">in un contesto di </text:span>batch <text:span text:style-name="T5">inference</text:span> aggiusto gli operators <text:span text:style-name="T5">in gioco, ed oltre al modello in production carico il mdoello che volgio testare in modalità shadow</text:span>. </text:p>
      <text:p text:style-name="P26">Come? La soluzione più semplice consiste nel fare hard conding, caricare un ulteriore modello, performare le predizioni e salvare i risultati.</text:p>
      <text:p text:style-name="P8"><text:span text:style-name="T5">In un contesto di </text:span>realt time inference <text:span text:style-name="T5">invece devo chiedermi</text:span> dove voglio mettere la complessità? <text:span text:style-name="T5">E</text:span>ntrambe le predictions posso <text:span text:style-name="T6">performarmarle sulla stessa web app e salvarle su </text:span>u<text:span text:style-name="T6">na</text:span> q<text:span text:style-name="T6">ueue</text:span> che verrà processata <text:span text:style-name="T6">in un secondo momento</text:span>. <text:span text:style-name="T6">In questo modo aggiungerei la complessità alla web app. Notare come l’approccio non scala è per cui preferibile realizzzare più web app indipendenti che </text:span><text:soft-page-break/><text:span text:style-name="T6">caricano il loro modello e piuttosto aggiungere la complessità a livello di network</text:span>. <text:span text:style-name="T6">In quest’ultimo scenario </text:span>servo un modello per web app. <text:span text:style-name="T6">I</text:span>l traffico di rete viene duplicato all'interno di due servizi diversi. <text:span text:style-name="T6">L</text:span>avoro <text:span text:style-name="T6">quindi </text:span>prima a livello di computazione cre<text:span text:style-name="T6">ando una</text:span> biforcazione nel traffico <text:span text:style-name="T6">di rete </text:span>tra due o più web app. <text:span text:style-name="T6">V</text:span>edi reverse proxy.</text:p>
      <text:p text:style-name="P8"><text:s/><text:tab/></text:p>
      <text:h text:style-name="P17" text:outline-level="1">Fallimento del monolite </text:h>
      <text:p text:style-name="P2">In un ottica automazione di avviamento e deployment del progetto il software monolitico fallisce in quanto ogni server parte e resta in modalità polling.</text:p>
      <text:p text:style-name="P2">Attivare i server su terminali differenti è una soluzione fin tanto che il software viene avviato su un ambiente locale ma containeraizzare il monolite così com’è è infattible.</text:p>
      <text:p text:style-name="P2">Bisogna rifersi ai microservizi introdotti nel primo paragrafo. Oltre a containerizzare i singoli componenti bisognerà anche containarizzare Mlflow server e AirFlow. </text:p>
      <text:p text:style-name="P2">Si può orchestrare il tutto con un Docker Compose e sfruttare un Makefile per tirare su tutti i servizi.</text:p>
      <text:p text:style-name="P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4:37:50.268461477</meta:creation-date>
    <dc:date>2022-12-09T17:22:19.421640075</dc:date>
    <meta:editing-duration>PT1H48M8S</meta:editing-duration>
    <meta:editing-cycles>3</meta:editing-cycles>
    <meta:generator>LibreOffice/7.3.7.2$Linux_X86_64 LibreOffice_project/30$Build-2</meta:generator>
    <meta:document-statistic meta:table-count="0" meta:image-count="0" meta:object-count="0" meta:page-count="3" meta:paragraph-count="44" meta:word-count="844" meta:character-count="5570" meta:non-whitespace-character-count="4753"/>
  </office:meta>
</office:document-meta>
</file>